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79.46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cd3c1" fo:wrap-option="wrap" fo:border="0.06pt solid #000000"/>
      <style:text-properties fo:color="#ce181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Steps №</text:p>
          </table:table-cell>
          <table:table-cell table:style-name="ce2" office:value-type="string" calcext:value-type="string">
            <text:p>Steps to reproduced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lect on section „Title „ value „Mrs“</text:p>
          </table:table-cell>
          <table:table-cell office:value-type="string" calcext:value-type="string">
            <text:p>has been introduc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ert „Inna“ in field „Fierst name“</text:p>
          </table:table-cell>
          <table:table-cell office:value-type="string" calcext:value-type="string">
            <text:p>has been introduce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sert „Hineva“ in field „Last name“</text:p>
          </table:table-cell>
          <table:table-cell office:value-type="string" calcext:value-type="string">
            <text:p>has been introduc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roduced „050891“in field „Date of birth“</text:p>
          </table:table-cell>
          <table:table-cell office:value-type="string" calcext:value-type="string">
            <text:p>has been introduced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se „Female“ in field „Gender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ose on drop down „Married“in field „Marital status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roduced „7665543“in field „National Insurance Number“</text:p>
          </table:table-cell>
          <table:table-cell office:value-type="string" calcext:value-type="string">
            <text:p>data introduce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ose on Radio button „Non-UK“in field „Nationality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ose on drop down „non-Emloyment“ in field „Employment status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se on drop down „55“ in field „Retirement age 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nroduced „deonisius_08@mail.ru“in field „Email addressr“</text:p>
          </table:table-cell>
          <table:table-cell office:value-type="string" calcext:value-type="string">
            <text:p>data introduced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roduced „69084732“in field „Phone number“</text:p>
          </table:table-cell>
          <table:table-cell office:value-type="string" calcext:value-type="string">
            <text:p>data introduced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roduced „84576534“in field „House numbe or namer“</text:p>
          </table:table-cell>
          <table:table-cell office:value-type="string" calcext:value-type="string">
            <text:p>data introduced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roduced „8457“in field „Postcoder“</text:p>
          </table:table-cell>
          <table:table-cell office:value-type="string" calcext:value-type="string">
            <text:p>data introduced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ick on [Find address] button</text:p>
          </table:table-cell>
          <table:table-cell office:value-type="string" calcext:value-type="string">
            <text:p>adreess has been find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ose on drop down „Mobile application“ in field „How did you hear about us“</text:p>
          </table:table-cell>
          <table:table-cell office:value-type="string" calcext:value-type="string">
            <text:p>have been chosen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ose on check box „Email“in field „If you would rather not hear from us, please tick the relevant box(es) below“</text:p>
          </table:table-cell>
          <table:table-cell office:value-type="string" calcext:value-type="string">
            <text:p>have been chos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19:08:06.2087873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3:33.553041679</meta:creation-date>
    <dc:date>2018-12-13T20:36:38.058129286</dc:date>
    <meta:editing-duration>PT9M1S</meta:editing-duration>
    <meta:editing-cycles>3</meta:editing-cycles>
    <meta:generator>LibreOffice/6.0.3.2$Linux_X86_64 LibreOffice_project/00m0$Build-2</meta:generator>
    <meta:document-statistic meta:table-count="1" meta:cell-count="55" meta:object-count="0"/>
  </office:meta>
</office:document-meta>
</file>